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 eines Aktivitätsdiagramms/ Anwendungsorte in der Praxis</text:span></text:p>
              </text:list-item>
              <text:list-item>
                <text:p><text:span text:style-name="T4">Elemente/Bestandteile eines Aktivitätsdiagramms</text:span></text:p>
              </text:list-item>
              <text:list-item>
                <text:p><text:span text:style-name="T4">Beispiele: vom Code zum Diagramm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Sinn und Zweck</text:span>:</text:p>
                <text:p text:style-name="P4"><text:span text:style-name="T6">- Verhaltensdiagramm</text:span></text:p>
                <text:p text:style-name="P4"><text:span text:style-name="T6">- Vernetzung von Aktionen und deren Verbindugnen mit Kotnroll-und Datenflüssen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5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5"><text:span text:style-name="T7"><text:s text:c="4"/></text:span><text:span text:style-name="T7">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5"><text:span text:style-name="T7"><text:s text:c="6"/></text:span><text:span text:style-name="T7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5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5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4" draw:layer="layout" svg:width="25.199cm" svg:height="12.271cm" svg:x="2.301cm" svg:y="5.5cm" presentation:class="outline" presentation:user-transformed="true">
          <draw:text-box>
            <text:list text:style-name="L2">
              <text:list-item>
                <text:p><text:span text:style-name="T6">Kanten(Pfeile)</text:span></text:p>
              </text:list-item>
              <text:list-item>
                <text:p><text:span text:style-name="T6">Aktion</text:span><text:span text:style-name="T6"><text:tab/></text:span></text:p>
                <text:list>
                  <text:list-item>
                    <text:p><text:span text:style-name="T6">Aktivität</text:span></text:p>
                  </text:list-item>
                </text:list>
              </text:list-item>
              <text:list-item>
                <text:p><text:span text:style-name="T6">Signal</text:span></text:p>
              </text:list-item>
              <text:list-item>
                <text:p><text:span text:style-name="T6">Zeitereignis</text:span></text:p>
              </text:list-item>
              <text:list-item>
                <text:p><text:span text:style-name="T6">Kontrollknoten</text:span></text:p>
              </text:list-item>
              <text:list-item>
                <text:p><text:span text:style-name="T6">Verantwortungsbereiche(Partitions)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<text:s text:c="4"/></text:span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6"/></text:span><text:span text:style-name="T7">Indirekter Absatz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8" draw:layer="layout" svg:width="25.199cm" svg:height="12.18cm" svg:x="2.301cm" svg:y="6.5cm" presentation:class="outline">
          <draw:text-box>
            <text:list text:style-name="L2">
              <text:list-item>
                <text:p><text:span text:style-name="T7">UML 2.5 Das umfassende Handbuch : S. 227 – S.308 5. Aufl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office:forms form:automatic-focus="false" form:apply-design-mode="false"/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8H10M5S</meta:editing-duration>
    <meta:editing-cycles>118</meta:editing-cycles>
    <meta:generator>OpenOffice/4.1.3$Win32 OpenOffice.org_project/413m1$Build-9783</meta:generator>
    <meta:initial-creator>Marzian </meta:initial-creator>
    <dc:date>2017-05-02T21:06:26.20</dc:date>
    <meta:document-statistic meta:object-count="52"/>
    <meta:user-defined meta:name="License">&lt;a href="http://www.openoffice.org/licenses/BSD.pdf"&gt;BSD&lt;/a&gt;</meta:user-defined>
  </office:meta>
</office:document-meta>
</file>